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EE000000EE48DAB20C.png"/>
  <manifest:file-entry manifest:media-type="image/png" manifest:full-path="Pictures/10000201000000EE000000EEB1EC42DB.png"/>
  <manifest:file-entry manifest:media-type="image/png" manifest:full-path="Pictures/10000201000000EE000000EE56FFD8AC.png"/>
  <manifest:file-entry manifest:media-type="image/png" manifest:full-path="Pictures/10000201000000EE000000EE047D3A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Sylfaen1"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379cm" table:align="right" style:may-break-between-rows="false"/>
    </style:style>
    <style:style style:name="Tableau1.A" style:family="table-column">
      <style:table-column-properties style:column-width="2.284cm"/>
    </style:style>
    <style:style style:name="Tableau1.B" style:family="table-column">
      <style:table-column-properties style:column-width="2.768cm"/>
    </style:style>
    <style:style style:name="Tableau1.C" style:family="table-column">
      <style:table-column-properties style:column-width="2.766cm"/>
    </style:style>
    <style:style style:name="Tableau1.D" style:family="table-column">
      <style:table-column-properties style:column-width="2.79cm"/>
    </style:style>
    <style:style style:name="Tableau1.E" style:family="table-column">
      <style:table-column-properties style:column-width="2.771cm"/>
    </style:style>
    <style:style style:name="Tableau1.1" style:family="table-row">
      <style:table-row-properties style:min-row-height="1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2" style:family="table-row">
      <style:table-row-properties style:min-row-height="2.499cm"/>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background-color="transparent" fo:padding="0.097cm" fo:border-left="0.002cm solid #000000" fo:border-right="none" fo:border-top="none" fo:border-bottom="0.002cm solid #000000">
        <style:background-image xlink:href="Pictures/10000201000000EE000000EE48DAB20C.png" xlink:type="simple" xlink:actuate="onLoad" style:position="center center" style:repeat="no-repeat"/>
      </style:table-cell-properties>
    </style:style>
    <style:style style:name="Tableau1.C2" style:family="table-cell">
      <style:table-cell-properties style:vertical-align="middle" fo:background-color="transparent" fo:padding="0.097cm" fo:border-left="0.002cm solid #000000" fo:border-right="none" fo:border-top="none" fo:border-bottom="0.002cm solid #000000">
        <style:background-image xlink:href="Pictures/10000201000000EE000000EE047D3ACB.png" xlink:type="simple" xlink:actuate="onLoad" style:position="center center" style:repeat="no-repeat"/>
      </style:table-cell-properties>
    </style:style>
    <style:style style:name="Tableau1.D2" style:family="table-cell">
      <style:table-cell-properties style:vertical-align="middle" fo:background-color="transparent" fo:padding="0.097cm" fo:border-left="0.002cm solid #000000" fo:border-right="none" fo:border-top="none" fo:border-bottom="0.002cm solid #000000">
        <style:background-image xlink:href="Pictures/10000201000000EE000000EEB1EC42DB.png" xlink:type="simple" xlink:actuate="onLoad" style:position="center center" style:repeat="no-repeat"/>
      </style:table-cell-properties>
    </style:style>
    <style:style style:name="Tableau1.E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EE000000EE56FFD8AC.png" xlink:type="simple" xlink:actuate="onLoad" style:position="center center" style:repeat="no-repeat"/>
      </style:table-cell-properties>
    </style:style>
    <style:style style:name="Tableau1.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E5" style:family="table-cell">
      <style:table-cell-properties style:vertical-align="middle" fo:padding="0.097cm" fo:border-left="0.002cm solid #000000" fo:border-right="0.002cm solid #000000" fo:border-top="none" fo:border-bottom="0.002cm solid #000000"/>
    </style:style>
    <style:style style:name="Tableau1.A7" style:family="table-cell">
      <style:table-cell-properties style:vertical-align="" fo:padding="0.097cm" fo:border-left="0.002cm solid #000000" fo:border-right="none" fo:border-top="none" fo:border-bottom="0.002cm solid #000000"/>
    </style:style>
    <style:style style:name="P1"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Text">
      <style:paragraph-properties fo:text-align="center" style:justify-single-word="false"/>
      <style:text-properties fo:font-weight="bold" style:font-weight-asian="bold" style:font-weight-complex="bold"/>
    </style:style>
    <style:style style:name="P3" style:family="paragraph" style:parent-style-name="Text">
      <style:paragraph-properties fo:text-align="justify" style:justify-single-word="false"/>
      <style:text-properties fo:language="zxx" fo:country="none"/>
    </style:style>
    <style:style style:name="P4" style:family="paragraph" style:parent-style-name="Text_20_body">
      <style:paragraph-properties fo:text-align="justify" style:justify-single-word="false"/>
      <style:text-properties fo:font-size="9pt" style:font-size-asian="9pt" style:font-size-complex="9pt"/>
    </style:style>
    <style:style style:name="P5" style:family="paragraph" style:parent-style-name="Text_20_body">
      <style:paragraph-properties fo:text-align="justify" style:justify-single-word="false"/>
      <style:text-properties fo:font-size="9pt" fo:language="zxx" fo:country="none" style:font-size-asian="9pt" style:font-size-complex="9pt"/>
    </style:style>
    <style:style style:name="P6" style:family="paragraph" style:parent-style-name="Text_20_body">
      <style:text-properties fo:color="#004586"/>
    </style:style>
    <style:style style:name="P7" style:family="paragraph" style:parent-style-name="Text_20_body">
      <style:paragraph-properties fo:margin-left="0.499cm" fo:margin-right="0.674cm" fo:text-indent="-0.554cm" style:auto-text-indent="false">
        <style:tab-stops/>
      </style:paragraph-properties>
    </style:style>
    <style:style style:name="P8" style:family="paragraph" style:parent-style-name="Text_20_body">
      <style:paragraph-properties fo:margin-left="0cm" fo:margin-right="0.482cm" fo:text-indent="0cm" style:auto-text-indent="false"/>
    </style:style>
    <style:style style:name="P9" style:family="paragraph" style:parent-style-name="Text_20_body">
      <style:paragraph-properties fo:margin-left="0.504cm" fo:margin-right="0cm" fo:text-indent="0.529cm" style:auto-text-indent="false">
        <style:tab-stops/>
      </style:paragraph-properties>
    </style:style>
    <style:style style:name="P10" style:family="paragraph" style:parent-style-name="Text_20_body">
      <style:paragraph-properties fo:margin-left="0.504cm" fo:margin-right="0cm" fo:text-indent="0.529cm" style:auto-text-indent="false">
        <style:tab-stops/>
      </style:paragraph-properties>
      <style:text-properties fo:color="#004586"/>
    </style:style>
    <style:style style:name="P11"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style:style>
    <style:style style:name="P12"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13" style:family="paragraph" style:parent-style-name="Text_20_body">
      <style:paragraph-properties fo:margin-left="0.025cm" fo:margin-right="0.499cm" fo:text-indent="-0.025cm" style:auto-text-indent="false">
        <style:tab-stops/>
      </style:paragraph-properties>
    </style:style>
    <style:style style:name="P14" style:family="paragraph" style:parent-style-name="Text_20_body">
      <style:paragraph-properties fo:margin-left="0.504cm" fo:margin-right="0.554cm" fo:text-indent="0.529cm" style:auto-text-indent="false">
        <style:tab-stops/>
      </style:paragraph-properties>
      <style:text-properties fo:color="#004586"/>
    </style:style>
    <style:style style:name="P15" style:family="paragraph" style:parent-style-name="Text_20_body">
      <style:paragraph-properties fo:margin-left="0cm" fo:margin-right="0.554cm" fo:text-indent="0.025cm" style:auto-text-indent="false">
        <style:tab-stops>
          <style:tab-stop style:position="0.072cm"/>
        </style:tab-stops>
      </style:paragraph-properties>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0.025cm" fo:margin-right="0.499cm" fo:text-indent="0.499cm" style:auto-text-indent="false"/>
    </style:style>
    <style:style style:name="P17" style:family="paragraph" style:parent-style-name="Text_20_body">
      <style:paragraph-properties fo:margin-left="-0.025cm" fo:margin-right="0.499cm" fo:text-indent="0.499cm" style:auto-text-indent="false"/>
      <style:text-properties fo:language="zxx" fo:country="none"/>
    </style:style>
    <style:style style:name="P18" style:family="paragraph" style:parent-style-name="Subtitle">
      <style:paragraph-properties fo:margin-left="-0.025cm" fo:margin-right="0.499cm" fo:text-indent="0.499cm" style:auto-text-indent="false"/>
      <style:text-properties fo:language="zxx" fo:country="none"/>
    </style:style>
    <style:style style:name="P19" style:family="paragraph" style:parent-style-name="Text_20_body">
      <style:paragraph-properties fo:margin-left="0cm" fo:margin-right="0.499cm" fo:text-indent="0.499cm" style:auto-text-indent="false"/>
    </style:style>
    <style:style style:name="P20" style:family="paragraph" style:parent-style-name="Text_20_body">
      <style:paragraph-properties fo:margin-left="0cm" fo:margin-right="0.499cm" fo:text-indent="0.499cm" style:auto-text-indent="false"/>
      <style:text-properties fo:color="#000000"/>
    </style:style>
    <style:style style:name="P21" style:family="paragraph" style:parent-style-name="Text">
      <style:paragraph-properties fo:margin-left="0.212cm" fo:margin-right="0.187cm" fo:text-align="justify" style:justify-single-word="false" fo:text-indent="0cm" style:auto-text-indent="false">
        <style:tab-stops/>
      </style:paragraph-properties>
      <style:text-properties fo:language="zxx" fo:country="none"/>
    </style:style>
    <style:style style:name="P22" style:family="paragraph" style:parent-style-name="Text_20_body">
      <style:paragraph-properties fo:margin-left="0cm" fo:margin-right="0.499cm" fo:text-indent="0.499cm" style:auto-text-indent="false"/>
      <style:text-properties fo:language="zxx" fo:country="none"/>
    </style:style>
    <style:style style:name="P23" style:family="paragraph" style:parent-style-name="Text_20_body">
      <style:paragraph-properties fo:margin-left="0cm" fo:margin-right="0.499cm" fo:text-indent="0.499cm" style:auto-text-indent="false"/>
      <style:text-properties fo:color="#0084d1" fo:language="zxx" fo:country="none"/>
    </style:style>
    <style:style style:name="P24" style:family="paragraph" style:parent-style-name="Text_20_body">
      <style:paragraph-properties fo:margin-left="-0.025cm" fo:margin-right="0.499cm" fo:text-indent="0.499cm" style:auto-text-indent="false"/>
      <style:text-properties fo:language="zxx" fo:country="none"/>
    </style:style>
    <style:style style:name="P25" style:family="paragraph" style:parent-style-name="Heading_20_1">
      <style:paragraph-properties fo:break-before="column"/>
    </style:style>
    <style:style style:name="P26" style:family="paragraph" style:parent-style-name="Heading_20_2">
      <style:paragraph-properties fo:margin-left="0.504cm" fo:margin-right="0cm" fo:text-indent="0.529cm" style:auto-text-indent="false">
        <style:tab-stops/>
      </style:paragraph-properties>
      <style:text-properties fo:font-style="normal" style:font-style-asian="normal" style:font-style-complex="normal"/>
    </style:style>
    <style:style style:name="P27" style:family="paragraph" style:parent-style-name="Heading_20_2">
      <style:paragraph-properties fo:margin-left="-0.529cm" fo:margin-right="0cm" fo:text-indent="0.529cm" style:auto-text-indent="false">
        <style:tab-stops/>
      </style:paragraph-properties>
      <style:text-properties style:font-name="Wingdings" fo:font-style="normal" fo:font-weight="bold" style:font-name-asian="Wingdings" style:font-style-asian="normal" style:font-weight-asian="bold" style:font-name-complex="Wingdings" style:font-style-complex="normal" style:font-weight-complex="bold"/>
    </style:style>
    <style:style style:name="P28" style:family="paragraph" style:parent-style-name="Heading_20_2">
      <style:paragraph-properties fo:margin-left="-0.025cm" fo:margin-right="0.499cm" fo:text-indent="0.499cm" style:auto-text-indent="false"/>
    </style:style>
    <style:style style:name="P29" style:family="paragraph" style:parent-style-name="Heading_20_2">
      <style:paragraph-properties fo:margin-left="-0.025cm" fo:margin-right="0.499cm" fo:text-indent="0.499cm" style:auto-text-indent="false"/>
      <style:text-properties fo:language="zxx" fo:country="none"/>
    </style:style>
    <style:style style:name="P30" style:family="paragraph" style:parent-style-name="Heading_20_2">
      <style:paragraph-properties fo:margin-left="-0.025cm" fo:margin-right="0.499cm" fo:text-indent="0.499cm" style:auto-text-indent="false"/>
      <style:text-properties style:font-name="Wingdings" fo:language="zxx" fo:country="none" style:font-name-asian="Wingdings" style:font-name-complex="Wingding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style:font-name="Wingdings" style:font-name-asian="Wingdings" style:font-name-complex="Wingdings"/>
    </style:style>
    <style:style style:name="T4" style:family="text">
      <style:text-properties style:font-name="Wingdings" fo:font-weight="bold" style:font-name-asian="Wingdings" style:font-weight-asian="bold" style:font-name-complex="Wingdings" style:font-weight-complex="bold"/>
    </style:style>
    <style:style style:name="T5" style:family="text">
      <style:text-properties fo:color="#0084d1"/>
    </style:style>
    <style:style style:name="T6" style:family="text">
      <style:text-properties fo:color="#004586"/>
    </style:style>
    <style:style style:name="T7" style:family="text">
      <style:text-properties fo:language="zxx" fo:country="none"/>
    </style:style>
    <style:style style:name="fr1" style:family="graphic" style:parent-style-name="Frame">
      <style:graphic-properties style:vertical-pos="from-top" style:vertical-rel="paragraph" style:horizontal-pos="from-left"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content" style:horizontal-pos="from-left" style:horizontal-rel="paragraph" fo:background-color="#ff8080"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4"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5" style:family="graphic" style:parent-style-name="Frame">
      <style:graphic-properties style:vertical-pos="from-top" style:horizontal-pos="from-left" style:horizontal-rel="paragraph" fo:background-color="#729fcf"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I -</text:h>
      <text:h text:style-name="Heading_20_1" text:outline-level="1">« PREPARATION »</text:h>
      <text:p text:style-name="Subtitle">Saurez vous deviner les intentions de votre adversaire et le surprendre ?</text:p>
      <text:h text:style-name="Heading_20_2" text:outline-level="2"><text:span text:style-name="T3"></text:span> Assignation des ordres :</text:h>
      <text:p text:style-name="Text_20_body">Tous les soldats « valides » peuvent recevoir un ordre au choix parmi les suivants « tir appuyé », « manoeuvre », « mouvement », « redéploiement ». Les ordres sont déposés face cachée par chacun des joueurs pour chacune de leurs unités. </text:p>
      <text:p text:style-name="P7"><draw:frame draw:style-name="fr1" draw:name="Cadre12" text:anchor-type="paragraph" svg:x="0.164cm" svg:y="0.37cm" svg:width="13.324cm" draw:z-index="7"><draw:text-box fo:min-height="2.519cm"><text:p text:style-name="P2">IMPORTANT : Unités Oubliées</text:p><text:p text:style-name="P4">Une unité qui n'a pas reçu d'ordres se voit assigner un ordre « mouvement», et ce quelle que soit la phase de jeu à laquelle on se rend compte qu'elle n’a pas eu d'ordre.</text:p></draw:text-box></draw:frame><draw:frame draw:style-name="fr2" draw:name="Cadre13" text:anchor-type="paragraph" svg:x="0.146cm" svg:y="3.524cm" svg:width="13.321cm" draw:z-index="8"><draw:text-box fo:min-height="3.411cm"><text:p text:style-name="P2">IMPORTANT : Clarté de l’assignation</text:p><text:p text:style-name="P5"><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p></draw:text-box></draw:frame></text:p>
      <text:p text:style-name="P9">Au cours de cette mini-phase, les règles suivantes peuvent être amenées à entrer en considération : <text:span text:style-name="T1">« </text:span><text:span text:style-name="T1">Dingue », « Dépendant », « </text:span><text:span text:style-name="T1">Fanatique</text:span><text:span text:style-name="T1"> ».</text:span></text:p>
      <text:h text:style-name="Heading_20_2" text:outline-level="2"><draw:frame draw:style-name="fr3" draw:name="Cadre11" text:anchor-type="paragraph" svg:x="0.178cm" svg:y="0.053cm" svg:width="13.54cm" draw:z-index="9"><draw:text-box fo:min-height="3.918cm"><text:p text:style-name="P1">Note De Design</text:p><text:p text:style-name="P3">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p></draw:text-box></draw:frame><text:span text:style-name="T3"></text:span> Artillerie :</text:h>
      <text:p text:style-name="P6">Les pièces d'artillerie ou « ordonnances » à tir parabolique peuvent soit :</text:p>
      <text:p text:style-name="P6"><text:span text:style-name="T2">Continuer le tir</text:span> : récupérer un de leurs marqueurs assignés sur le terrain, et éventuellement assigner sur le terrain des marqueurs libres (précédemment récupérés) en respectant la cohérence avec les marqueurs encore assignés.</text:p>
      <text:p text:style-name="P6"><text:span text:style-name="T2">Cesser le feu</text:span> : récupérer tous leurs marqueurs assignés (elles n’auront pas de tir à ce tour).</text:p>
      <text:p text:style-name="P6"><text:span text:style-name="T2">Reprendre</text:span><text:span text:style-name="T2"> le tir</text:span> : Les pièces d’artillerie qui ont cessé le feu lors d’un tour précédent et disposent donc de tous leurs marqueurs doivent les assigner tous sur le terrain en respectant la cohérence imposée par le profil de l’arme avant de pouvoir tirer.</text:p>
      <text:p text:style-name="P8"><text:span text:style-name="T6">Les mortiers possèdent 6 marqueurs, les obusiers en possèdent 3</text:span><text:span text:style-name="T5">.</text:span> <draw:frame draw:style-name="fr4" draw:name="Cadre14" text:anchor-type="as-char" svg:width="13.242cm" draw:z-index="0"><draw:text-box fo:min-height="2.519cm"><text:p text:style-name="P2">IMPORTANT : Tirs Tendus</text:p><text:p text:style-name="P5"><text:s/>Les canons « d’ordonnance » à tir tendu eux en revanche ne peuvent pas toucher à leur marqueur durant cette phase tout se résout pour eux lors de la phase de tir.</text:p></draw:text-box></draw:frame></text:p>
      <text:p text:style-name="P14">Au cours de cette mini-phase, les règles suivantes peuvent être amenées à entrer en considération : <text:span text:style-name="T1">« </text:span><text:span text:style-name="T1">Tourelle ».</text:span></text:p>
      <text:p text:style-name="P15"><text:soft-page-break/><draw:frame draw:style-name="fr5" draw:name="Cadre4" text:anchor-type="as-char" svg:y="-3.514cm" svg:width="13.289cm" draw:z-index="10"><draw:text-box fo:min-height="4.415cm"><text:p text:style-name="P1">Note De Design</text:p><text:p text:style-name="P3">Il peut paraître étrange qu'une arme d'artillerie puisse "retirer" un seul de ses marqueurs et puissent continuer de tirer mais qu'elle doive les remettre tous en jeu lorsqu'elle change de secteur de tir.</text:p><text:p text:style-name="P3">Ce système a pour objectif de simuler l'amélioration progressive de précision d'une arme d'artillerie qui pilonne continuellement la même zone. En effet le système de "dispersion" lors du tir va déterminer des marqueurs au hasard sur lesquels tomberont les obus. Pour un mortier par exemple celà veut dire chaque obus n'a qu'une chance sur 6 de toucher un marqueur donné. Lors du tour suivant un des marqueurs va pouvoir être retirer et donc chqaue obus obus aura alors une chance sur 5 de toucher un des marqueurs restants. Ainsi à condition de tirer aux mêmes coordonnées, la zone d'impact des obus devient tour après tour de plus en plus prévisible, et ainsi de suite jusqu'à ce qu'il ne reste plus qu'un marqueur sur le terrain, la précision étant alors totale.</text:p><text:p text:style-name="P3">Paralèllement s'il plaît au joueur qui contrôle l'arme de jouer sur la disuasion davantage que sur la précision, il à la possibilité de replacer en tout ou partie, les marqueurs précédemment retirés afin d'élargir la zone, ou de la "recaler" pour suivre la progression de l'ennemi. Tant qu'il le fait en replaçant les marqueurs à proximité de ceux déja présent sur le terrain, il peut le faire sans interrompre le rythme des tirs, car on considère qu'il continue de pilonner le même secteur et que l'arme est déja réglée pour tirer sur cette zone.</text:p><text:p text:style-name="P3">A contrario si le joueur souhaite changer intégralement son secteur de tir, il récupère tous les marqueurs et ne tire pas, ce qui simule le recalage de l'arme vers les nouvelles coordonnées. Le tour suivant il placera les marqueurs où bon lui semble et conformément au schéma dicté par l'arme utilisée. Cependant il devra les replacer tous, ce qui garantie qu'il recommencera le tir avec une précision minimale qu'il devra affiner tour après tour.</text:p></draw:text-box></draw:frame></text:p>
      <text:h text:style-name="P26" text:outline-level="2"><text:span text:style-name="T4"></text:span><text:span text:style-name="T2"> </text:span><text:span text:style-name="T2">Révélation et m</text:span><text:span text:style-name="T2">odifications des ordres</text:span><text:span text:style-name="T2"> :</text:span></text:h>
      <text:p text:style-name="P6">Les joueurs « révèlent » les ordres en retournant face visible tous les marqueurs d’ordre. C’est à ce moment là que doivent avoir lieu les derniers éclaircissements concernant les modèles auxquels un ordre s’applique si nécessaire. </text:p>
      <text:p text:style-name="P6">Certaines règles permettent de changer un ou plusieurs ordres après révélation de ces derniers, c’est le cas de la compétence « radio » ainsi que des aptitudes « tacticien », « poursuite » et « prescient ». les joueurs le désirant peuvent donc à ce moment là appliquer les règles et modifier les ordres concernés en les remplaçant par un nouvel ordre qu’il disposent face caché.</text:p>
      <text:p text:style-name="P6">Une fois toutes les modifications entreprises de part et d’autre les deux joueurs retournent les ordres modifiés face visible. A ce moment les ordres <text:s/>sont définitifs et ne peuvent plus être modifiés volontairement par les joueurs.</text:p>
      <text:p text:style-name="P10">Au cours de cette mini-phase, les règles suivantes peuvent être amenées à entrer en considération :<text:span text:style-name="T1"> « </text:span><text:span text:style-name="T1">Fanatique</text:span><text:span text:style-name="T1"> », « </text:span><text:span text:style-name="T1">Poursuite</text:span><text:span text:style-name="T1"> », « </text:span><text:span text:style-name="T1">Prescient</text:span><text:span text:style-name="T1"> », « </text:span><text:span text:style-name="T1">Radio</text:span><text:span text:style-name="T1"> », </text:span><text:span text:style-name="T1">« </text:span><text:span text:style-name="T1">Tacticien</text:span><text:span text:style-name="T1"> ».</text:span></text:p>
      <text:p text:style-name="P6">Les ordres qu’il est possible de donner à une unité diffèrent selon le statut et le type de l’unité, ceci est résumé dans le tableau suivant.</text:p>
      <table:table table:name="Tableau1" table:style-name="Tableau1">
        <table:table-column table:style-name="Tableau1.A"/>
        <table:table-column table:style-name="Tableau1.B"/>
        <table:table-column table:style-name="Tableau1.C"/>
        <table:table-column table:style-name="Tableau1.D"/>
        <table:table-column table:style-name="Tableau1.E"/>
        <text:soft-page-break/>
        <table:table-row table:style-name="Tableau1.1">
          <table:table-cell table:style-name="Tableau1.A1" office:value-type="string">
            <text:p text:style-name="P12">Unité</text:p>
          </table:table-cell>
          <table:table-cell table:style-name="Tableau1.B1" table:number-columns-spanned="4" office:value-type="string">
            <text:p text:style-name="P12">Ordres utilisables</text:p>
          </table:table-cell>
          <table:covered-table-cell/>
          <table:covered-table-cell/>
          <table:covered-table-cell/>
        </table:table-row>
        <table:table-row table:style-name="Tableau1.2">
          <table:table-cell table:style-name="Tableau1.A2" office:value-type="string">
            <text:p text:style-name="P12">Infanterie</text:p>
          </table:table-cell>
          <table:table-cell table:style-name="Tableau1.B2" office:value-type="string">
            <text:p text:style-name="P12"/>
          </table:table-cell>
          <table:table-cell table:style-name="Tableau1.C2" office:value-type="string">
            <text:p text:style-name="P12"/>
          </table:table-cell>
          <table:table-cell table:style-name="Tableau1.D2" office:value-type="string">
            <text:p text:style-name="P12"/>
          </table:table-cell>
          <table:table-cell table:style-name="Tableau1.E2" office:value-type="string">
            <text:p text:style-name="P12"/>
          </table:table-cell>
        </table:table-row>
        <table:table-row table:style-name="Tableau1.2">
          <table:table-cell table:style-name="Tableau1.A2" office:value-type="string">
            <text:p text:style-name="P12">Cavalerie</text:p>
          </table:table-cell>
          <table:table-cell table:style-name="Tableau1.B3" office:value-type="string">
            <text:p text:style-name="P12"/>
          </table:table-cell>
          <table:table-cell table:style-name="Tableau1.B3" office:value-type="string">
            <text:p text:style-name="P12"/>
          </table:table-cell>
          <table:table-cell table:style-name="Tableau1.D2" office:value-type="string">
            <text:p text:style-name="P12"/>
          </table:table-cell>
          <table:table-cell table:style-name="Tableau1.E2" office:value-type="string">
            <text:p text:style-name="P12"/>
            <text:p text:style-name="P12"/>
          </table:table-cell>
        </table:table-row>
        <table:table-row table:style-name="Tableau1.2">
          <table:table-cell table:style-name="Tableau1.A2" office:value-type="string">
            <text:p text:style-name="P12">Affût</text:p>
          </table:table-cell>
          <table:table-cell table:style-name="Tableau1.B2" office:value-type="string">
            <text:p text:style-name="P12"/>
          </table:table-cell>
          <table:table-cell table:style-name="Tableau1.B3" office:value-type="string">
            <text:p text:style-name="P12"/>
          </table:table-cell>
          <table:table-cell table:style-name="Tableau1.B3" office:value-type="string">
            <text:p text:style-name="P12"/>
          </table:table-cell>
          <table:table-cell table:style-name="Tableau1.E2" office:value-type="string">
            <text:p text:style-name="P12"/>
          </table:table-cell>
        </table:table-row>
        <table:table-row table:style-name="Tableau1.2">
          <table:table-cell table:style-name="Tableau1.A2" office:value-type="string">
            <text:p text:style-name="P12">Véhicule</text:p>
            <text:p text:style-name="P12"><draw:frame draw:style-name="fr6" draw:name="images2" text:anchor-type="paragraph" svg:x="0.503cm" svg:y="0.587cm" svg:width="0.995cm" svg:height="1.007cm" draw:z-index="1"><draw:image xlink:href="Pictures/10000201000000EE000000EE48DAB20C.png" xlink:type="simple" xlink:show="embed" xlink:actuate="onLoad"/></draw:frame>après</text:p>
          </table:table-cell>
          <table:table-cell table:style-name="Tableau1.B2" office:value-type="string">
            <text:p text:style-name="P12"/>
          </table:table-cell>
          <table:table-cell table:style-name="Tableau1.C2" office:value-type="string">
            <text:p text:style-name="P12"/>
          </table:table-cell>
          <table:table-cell table:style-name="Tableau1.B3" office:value-type="string">
            <text:p text:style-name="P12"/>
          </table:table-cell>
          <table:table-cell table:style-name="Tableau1.E5" office:value-type="string">
            <text:p text:style-name="P12"/>
          </table:table-cell>
        </table:table-row>
        <table:table-row table:style-name="Tableau1.2">
          <table:table-cell table:style-name="Tableau1.A2" office:value-type="string">
            <text:p text:style-name="P12">Véhicule</text:p>
            <text:p text:style-name="P12"><draw:frame draw:style-name="fr6" draw:name="images3" text:anchor-type="paragraph" svg:x="0.503cm" svg:y="0.587cm" svg:width="1.042cm" svg:height="0.995cm" draw:z-index="2"><draw:image xlink:href="Pictures/10000201000000EE000000EE047D3ACB.png" xlink:type="simple" xlink:show="embed" xlink:actuate="onLoad"/></draw:frame>après</text:p>
          </table:table-cell>
          <table:table-cell table:style-name="Tableau1.B2" office:value-type="string">
            <text:p text:style-name="P12"/>
          </table:table-cell>
          <table:table-cell table:style-name="Tableau1.C2" office:value-type="string">
            <text:p text:style-name="P12"/>
          </table:table-cell>
          <table:table-cell table:style-name="Tableau1.D2" office:value-type="string">
            <text:p text:style-name="P12"/>
          </table:table-cell>
          <table:table-cell table:style-name="Tableau1.E5" office:value-type="string">
            <text:p text:style-name="P12"/>
          </table:table-cell>
        </table:table-row>
        <table:table-row table:style-name="Tableau1.2">
          <table:table-cell table:style-name="Tableau1.A7" office:value-type="string">
            <text:p text:style-name="P12">Véhicule</text:p>
            <text:p text:style-name="P12">après<draw:frame draw:style-name="fr7" draw:name="images4" text:anchor-type="char" svg:x="0.563cm" svg:y="0.474cm" svg:width="1.02cm" svg:height="0.993cm" draw:z-index="3"><draw:image xlink:href="Pictures/10000201000000EE000000EEB1EC42DB.png" xlink:type="simple" xlink:show="embed" xlink:actuate="onLoad"/></draw:frame></text:p>
          </table:table-cell>
          <table:table-cell table:style-name="Tableau1.B3" office:value-type="string">
            <text:p text:style-name="P12"/>
          </table:table-cell>
          <table:table-cell table:style-name="Tableau1.C2" office:value-type="string">
            <text:p text:style-name="P12"/>
          </table:table-cell>
          <table:table-cell table:style-name="Tableau1.D2" office:value-type="string">
            <text:p text:style-name="P12"/>
          </table:table-cell>
          <table:table-cell table:style-name="Tableau1.E5" office:value-type="string">
            <text:p text:style-name="P12"/>
          </table:table-cell>
        </table:table-row>
      </table:table>
      <text:p text:style-name="Text_20_body"/>
      <text:h text:style-name="P27" text:outline-level="2"><draw:frame draw:style-name="fr5" draw:name="Cadre2" text:anchor-type="as-char" svg:y="-3.514cm" svg:width="13.367cm" draw:z-index="4"><draw:text-box fo:min-height="3.817cm"><text:p text:style-name="P1">Note De Design</text:p><text:p text:style-name="P11">Chacun de ces 4 ordres a été déssiné pour représenter le plus fidèlement 4 situations classique de combat:</text:p><text:p text:style-name="P11">Les soldats en "tir appuyé", prennent une posture offrant un faible profil au tir mais généralement impropre au combat rapproché, et peu mobile, ( allongé à terre, embusqué derrière un couvert, etc..) ils bénéficient donc de bonus en ce sens lors du tours de jeu, ils tirent en premier et peuvent même tirer sur certains ennemis pendant le mouvement de ces derniers, s'il sont pris en corps à corps par contre ils souffrent d'un malus conséquent.</text:p><text:p text:style-name="P11">Les soldats en manoeuvre représente l'attitude qu'on les soldats lorsqu'ils tentent de limiter les chances dêtre abbatus par les tireurs adverses, il bougent avec précaution se jettant progressivement de couvert en couvert, et lorsque l'occasion se présente se ruent sur l'ennemi ou lui décochent un tir en riposte, ils bénéficient d'un fort bonus de couverture s'ils sont pris pour cible par l'ennemi.</text:p><text:p text:style-name="P11">L'ordre de mouvement simule un style de combat plus téméraire, ou les soldats rentrent dans l'ennemi au pas de course, arrosant la zone de tir sans prendre le temps d'ajuster ces derniers avec précaution mais simplement pour couvrir leur progression et semer la confusion. Ils ont donc une grande mobilité mais leurs tirs subissent des malus. Ils sont plus vulnerables au tirs directs que les soldats en manoeuvre mais peuvent plus facilement esquiver les tirs d'artillerie.</text:p><text:p text:style-name="P11">Redéploiement lui simule une troupe qui se regroupe avant de se diriger au pas de course parce qu'elle peut effectuer son déplacement à l'abri ou au mépris du danger vers une nouvelle position.</text:p></draw:text-box></draw:frame></text:h>
      <text:h text:style-name="P26" text:outline-level="2"><text:span text:style-name="T4"></text:span><text:span text:style-name="T2"> </text:span><text:span text:style-name="T2">R</text:span><text:span text:style-name="T2">egroupement</text:span><text:span text:style-name="T2"> :</text:span></text:h>
      <text:p text:style-name="Text_20_body">Avant d’effectuer un déplacement à l’aide d’un ordre de redéploiement, un soldat valide peut faire effectuer un test de blocage à tout soldat allié bloqué à moins de 2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déplacement dès que son initiative le lui permet. En cas d’échec, le soldat bloqué garde son statut bloqué, le soldat en redéploiement peut effectuer son déplacement normalement.</text:p>
      <text:p text:style-name="P13"><text:soft-page-break/><draw:frame draw:style-name="fr5" draw:name="Cadre1" text:anchor-type="as-char" svg:y="-3.514cm" svg:width="13.367cm" draw:z-index="5"><draw:text-box fo:min-height="3.817cm"><text:p text:style-name="P1">Note De Design</text:p><text:p text:style-name="P11">Cette miniphase simule le fait qu'avant de se redeployer ailleur sur le champ de bataille les soldats encouragent leurs camarades à se relever ou à reprendre leurs esprits pour suivre le mouvement. Ainsi une unité en formation serrée dont de nombreux soldats sont à terre ou paniqués peut en effectuant un redéploiement obtenir de meilleures chances de redonner le moral à ses soldats avant de les faire avancer à marche forcée vers un nouvel objectif ou de les faire battre en retraite en bon ordre.</text:p></draw:text-box></draw:frame></text:p>
      <text:p text:style-name="P9">Au cours de cette mini-phase, les règles suivantes peuvent être amenées à entrer en considération :<text:span text:style-name="T1"> « </text:span><text:span text:style-name="T1">Commandant</text:span><text:span text:style-name="T1"> », « </text:span><text:span text:style-name="T1">Cruel</text:span><text:span text:style-name="T1"> », « </text:span><text:span text:style-name="T1">Drône</text:span><text:span text:style-name="T1"> », « </text:span><text:span text:style-name="T1">Esprit</text:span><text:span text:style-name="T1"> », « </text:span><text:span text:style-name="T1">Fanatique », </text:span><text:span text:style-name="T1">« </text:span><text:span text:style-name="T1">Guide</text:span><text:span text:style-name="T1"> », « </text:span><text:span text:style-name="T1">Gladiateur</text:span><text:span text:style-name="T1"> », </text:span><text:span text:style-name="T1">« </text:span><text:span text:style-name="T1">Implacable</text:span><text:span text:style-name="T1"> ». </text:span></text:p>
      <text:h text:style-name="P26" text:outline-level="2"><text:span text:style-name="T4"></text:span><text:span text:style-name="T2"> </text:span><text:span text:style-name="T2">R</text:span><text:span text:style-name="T2">éserves</text:span><text:span text:style-name="T2"> :</text:span></text:h>
      <text:p text:style-name="P6">Les unités en « réserve » peuvent entrer soit par la « zone de renforts », soit conformément aux compétences « parachutisme », « infiltration », « téléportation ». Le mécanisme d’entrée des réserves est complexe et soumis à la gestion d’une ressource scénarisée : « les points de soutien », et à un jet de dé, le « jet de soutien » dont la difficulté dépend du nombre de tours de jeu complétés et d’un « modificateur de soutien » propre au scénario. Lorsqu’ils ne sont pas précisés par le scénario, chaque joueur dispose au début de la partie de 3 points de soutien et d’un modificateur de soutien de 0. La mécanique complète de l’entrée des réserves est décrite dans la section « tests et jets ».</text:p>
      <text:p text:style-name="P6">Les soldats en contact socle à socle avec un affût peuvent en devenir les servants, avec un maximum de deux servants pour chaque affût. Inversement, les servants peuvent retrouver leur statut de soldat.</text:p>
      <text:p text:style-name="P6">Les véhicules ayant reçu un ordre « tir appuyé » peuvent embarquer ou débarquer des fantassins alliés dans une zone de 3ps autour de leurs baies d'embarquement.</text:p>
      <text:p text:style-name="P17"><draw:frame draw:style-name="fr4" draw:name="Cadre3" text:anchor-type="as-char" svg:width="12.628cm" draw:z-index="6"><draw:text-box fo:min-height="2.76cm"><text:p text:style-name="P2">IMPORTANT : Mouvement d’arrivée</text:p><text:p text:style-name="P5"><text:s/>Toutes les unités entrées sur le terrain au cours de cette mini-phase reçoivent pour ce tour un ordre « mouvement » qui ne peut en aucun cas être modifié.</text:p></draw:text-box></draw:frame></text:p>
      <text:h text:style-name="P25" text:outline-level="1"><text:soft-page-break/>- II -</text:h>
      <text:h text:style-name="Heading_20_1" text:outline-level="1">« MOBILITE »</text:h>
      <text:p text:style-name="P18">Prenez l'avantage en dominant les positions clés.</text:p>
      <text:p text:style-name="P17">Cette phase est organisée en fonction de l'initiative des soldats et pour les cas d'égalité par le jet "Alpha – Oméga". Tout se déroule en deux temps une phase décroissante puis une phase croissante de la manière suivante.</text:p>
      <text:h text:style-name="P29" text:outline-level="2">Désignation de l'ascendance :</text:h>
      <text:p text:style-name="P17">Procédez à un jet "Alpha – Oméga" comme décrit dans la partie "Test et Jets" le joueur désigné comme joueur Alpha le reste pendant toute la durée de la phase II "Mobilité" et il en va de même pour le Joueur "Oméga".</text:p>
      <text:p text:style-name="P19"><draw:frame draw:style-name="fr3" draw:name="Cadre5" text:anchor-type="paragraph" svg:x="0.196cm" svg:y="0.487cm" svg:width="13.367cm" draw:z-index="11"><draw:text-box fo:min-height="3.817cm"><text:p text:style-name="P1">Note De Design</text:p><text:p text:style-name="P21">Ce jet "Alpha – Oméga" permet d'apporter une variation subtile dans le jeu en favorisant légèrement un joueur par rapport à l'autre de manière aléatoire, ainsi tous les tours de jeu ne se ressemblent pas du point de vue du déroulement et impliquent des ajustement de stratégie. Néanmoins le recours à l'initiative permet une alternance dynamique entre les joueurs et rend davantage compte du fait que les soldats les plus vifs et les plus aguerris agissent toujours avec de l'ascendant sur les troupes les moins disciplinées.</text:p></draw:text-box></draw:frame>Phase décroissante :</text:p>
      <text:p text:style-name="P19">On saisit la valeur d'initiative la plus haute parmi les unités en jeu. Si les deux joueurs ont des 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P19">On passe à la valeur d'initiative immédiatement en dessous et les joueurs procèdent exactement de même jusqu'à ce que l'on ait atteint la valeur la plus faible d'initiative.</text:p>
      <text:p text:style-name="P19">Phase croissante :</text:p>
      <text:p text:style-name="P19">Durant cette phase se déplacent les unités qui ne l'ont pas fait durant la phase décroissante.</text:p>
      <text:p text:style-name="P19">On part de la valeur d'initiative la plus faible. Si les deux joueurs ont des soldats possédant cette valeur d'initiative le joueur « Oméga » déplace ses unités en premier. Puis le joueur « Alpha » déplace ses soldats. </text:p>
      <text:p text:style-name="P19"><draw:frame draw:style-name="fr1" draw:name="Cadre6" text:anchor-type="paragraph" svg:x="0.12cm" svg:y="1.625cm" svg:width="13.423cm" draw:z-index="12"><draw:text-box fo:min-height="2.76cm"><text:p text:style-name="P2">IMPORTANT : Phase croissante</text:p><text:p text:style-name="P5"><text:s/>A soldats d'initiative équivalente lors de la phase croissante, notez bien que c'est le joueur Oméga qui doit déplacer ou renoncer à déplacer ses soldats en premier avant que le joueur Alpha ne soit confronté à ce choix. <text:s/>En fait une manière d'envisager cecic est que tout se passe comme si tous les soldats du joueur Alpha bénéficiaient d'un bonus temporaire d'initiative de 0,5 points.</text:p></draw:text-box></draw:frame><draw:frame draw:style-name="fr3" draw:name="Cadre7" text:anchor-type="paragraph" svg:x="0.199cm" svg:y="5.505cm" svg:width="13.367cm" draw:z-index="13"><draw:text-box fo:min-height="3.817cm"><text:p text:style-name="P1">Note De Design</text:p><text:p text:style-name="P21">Le principe de phase décroissante – croissante, bien qu'un peu plus long à mettre en oeuvre au début romp avec la tradition de tours alternés ou l'un des joueurs doit subir tous les assauts de l'autre joueur sans avoir ni grand chose à faire ni grand chose sur quoi agir. Néanmoins il aurait été dommage pour la profondeur du jeu de se contenter d'une seule phase à initiative décroissante, car alors les soldats les plus aguérris auraient été forcés de faire connaitre leurs intentions et de se positionner avant les soldats les moins disciplinés or avec une phase croissante ensuite les soldats aguérris gardent la possibilité d'agir en premier mais ils peuvent également préferrer réagir à l'action des troupes les moins expérimentées.</text:p></draw:text-box></draw:frame>On passe à la valeur d'initiative supérieure et on procède de la même manière jusqu'à ce que toutes les unités aient effectué leur mouvement.</text:p>
      <text:h text:style-name="P30" text:outline-level="2"><text:soft-page-break/></text:h>
      <text:h text:style-name="P28" text:outline-level="2"><text:span text:style-name="T7">Déplacements</text:span><text:span text:style-name="T7"> :</text:span></text:h>
      <text:p text:style-name="P16"><text:span text:style-name="T7">Une fois que l'on a determiné qu'une unité allait bouger on déplace son modèle sur le champ de bataille d'une distance qui dépend de </text:span>l'ordre qu'elles ont reçu :</text:p>
      <text:p text:style-name="P19">Les fantassins en « tir appuyé » ne peuvent pas se déplacer mais peuvent pivoter.</text:p>
      <text:p text:style-name="P20">Les affûts en « tir appuyé » ne peuvent ni se déplacer ni pivoter.</text:p>
      <text:p text:style-name="P19">Les fantassins en « manœuvre » peuvent se déplacer de 3ps.</text:p>
      <text:p text:style-name="P19">Les fantassins ou la cavalerie en « mouvement » peuvent se déplacer de leur capacité de mouvement  en pas: (Mv)ps.</text:p>
      <text:p text:style-name="P19">Les fantassins ou affûts en « redéploiement » peuvent se déplacer au moment de la phase de mouvement de 1xMv <text:s/>(pus tard dans le tour ces soldats pourront effectuer un mouvement de rush).</text:p>
      <text:p text:style-name="P22">Les véhicules doivent se déplacer d'un mouvement qui est fonction de leur ordre et de leur rang (cf « tableau des véhicules »).</text:p>
      <text:h text:style-name="P28" text:outline-level="2"><text:span text:style-name="T7">Grenade</text:span><text:span text:style-name="T7">s</text:span><text:span text:style-name="T7"> :</text:span></text:h>
      <text:p text:style-name="P23">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2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Sylfaen1"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499cm" fo:margin-right="0.499cm" fo:margin-top="0cm" fo:margin-bottom="0.199cm"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100%" fo:margin-left="0.37cm" fo:margin-right="0.37cm" fo:margin-top="0cm" fo:margin-bottom="0cm"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100%" fo:margin-left="0.185cm" fo:margin-right="0.185cm" fo:margin-top="0.275cm" fo:margin-bottom="0.275cm"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1" fo:font-size="11pt" fo:letter-spacing="-0.018cm" fo:font-style="normal" style:text-scale="125%"/>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EROULEMENT DU TOUR DE JE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6-22T14:43:13.19</dc:date>
    <meta:editing-duration>PT2H54M44S</meta:editing-duration>
    <meta:editing-cycles>18</meta:editing-cycles>
    <meta:generator>OpenOffice.org/3.4.1$Win32 OpenOffice.org_project/341m1$Build-9593</meta:generator>
    <meta:document-statistic meta:table-count="1" meta:image-count="3" meta:object-count="0" meta:page-count="6" meta:paragraph-count="94" meta:word-count="2543" meta:character-count="14811"/>
  </office:meta>
</office:document-meta>
</file>